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2000000A7F9B36AC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vertical-align="middle"/>
    </style:style>
    <style:style style:name="gr3" style:family="graphic" style:parent-style-name="standard">
      <style:graphic-properties svg:stroke-color="#000000" draw:fill="hatch" draw:fill-hatch-name="Black_20_90_20_Degrees" draw:opacity="20%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fill="hatch" draw:fill-hatch-name="Black_20_90_20_Degrees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42.9cm" svg:height="5.8cm" svg:x="1cm" svg:y="1cm">
          <draw:image xlink:href="Pictures/1000000000000272000000A7F9B36AC1.png" xlink:type="simple" xlink:show="embed" xlink:actuate="onLoad">
            <text:p/>
          </draw:image>
        </draw:frame>
        <draw:g>
          <draw:rect draw:style-name="gr2" draw:text-style-name="P1" draw:layer="layout" svg:width="21.45cm" svg:height="5.8cm" svg:x="1cm" svg:y="1cm">
            <text:p/>
          </draw:rect>
          <draw:rect draw:style-name="gr2" draw:text-style-name="P1" draw:layer="layout" svg:width="42.9cm" svg:height="5.8cm" svg:x="1cm" svg:y="1cm">
            <text:p/>
          </draw:rect>
          <draw:custom-shape draw:style-name="gr3" draw:text-style-name="P1" draw:layer="layout" svg:width="2.952cm" svg:height="2.95cm" svg:x="1cm" svg:y="3.85cm">
            <text:p/>
  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3.952cm" svg:y="4.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11.952cm" svg:y="4.80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15.952cm" svg:y="4.80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24.952cm" svg:y="4.80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28.952cm" svg:y="4.80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36.952cm" svg:y="4.80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2.95cm" svg:height="2.95cm" svg:x="40.952cm" svg:y="3.85cm">
            <text:p/>
    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4" draw:text-style-name="P1" draw:layer="layout" svg:width="24.4cm" svg:height="0.4cm" svg:x="10.25cm" svg:y="1cm">
            <text:p/>
          </draw:rect>
          <draw:rect draw:style-name="gr4" draw:text-style-name="P1" draw:layer="layout" svg:width="8.65cm" svg:height="0.4cm" svg:x="1cm" svg:y="1cm">
            <text:p/>
          </draw:rect>
          <draw:rect draw:style-name="gr4" draw:text-style-name="P1" draw:layer="layout" svg:width="8.65cm" svg:height="0.4cm" svg:x="35.25cm" svg:y="1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ack_20_90_20_Degrees" draw:display-name="Black 90 Degrees" draw:style="single" draw:color="#000000" draw:distance="0.102cm" draw:rotation="900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5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irka Dell'Oro-Friedl</meta:initial-creator>
    <meta:creation-date>2020-03-10T16:50:45.97</meta:creation-date>
    <dc:date>2020-03-10T22:10:54.93</dc:date>
    <dc:creator>Jirka Dell'Oro-Friedl</dc:creator>
    <meta:editing-duration>PT52M12S</meta:editing-duration>
    <meta:editing-cycles>4</meta:editing-cycles>
    <meta:generator>OpenOffice/4.1.5$Win32 OpenOffice.org_project/415m1$Build-9789</meta:generator>
    <meta:document-statistic meta:object-count="15"/>
  </office:meta>
</office:document-meta>
</file>